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25-09-3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25-04-09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25-01-2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24-10-0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24-04-11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24-02-0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23-01-10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22-04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22-01-0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21-10-2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21-04-14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21-01-05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9-10-22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9-01-23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8-01-10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7-01-09 2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6-01-05 16:25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5-01-15 20:17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4-01-16 21:48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3-01-15 17:40:1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2-01-03 20:0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1-01-06 14:47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10-01-05 18:03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0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28099031202</text:p>
          </table:table-cell>
          <table:table-cell office:value-type="string" calcext:value-type="string">
            <text:p>23S 16W 11CDC 02</text:p>
          </table:table-cell>
          <table:table-cell office:value-type="string" calcext:value-type="string">
            <text:p>200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